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ato Black" svg:font-family="'Lato Black'" style:font-pitch="variable"/>
    <style:font-face style:name="Liberation Sans" svg:font-family="'Liberation Sans'" style:font-pitch="variable"/>
    <style:font-face style:name="AR PL SungtiL GB" svg:font-family="'AR PL SungtiL GB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1.95cm" fo:min-width="7.2cm" draw:shadow-opacity="10%"/>
    </style:style>
    <style:style style:name="gr2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1.95cm" fo:min-width="5.9cm" draw:shadow-opacity="10%"/>
    </style:style>
    <style:style style:name="gr3" style:family="graphic" style:parent-style-name="standard">
      <style:graphic-properties draw:stroke="dash" draw:stroke-dash="Long_20_Dash" svg:stroke-color="#000000"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11.95cm" fo:min-width="3.5cm" draw:shadow-opacity="10%"/>
    </style:style>
    <style:style style:name="gr4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min-height="0.657cm" fo:min-width="0.984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2.279cm" fo:min-width="0.428cm"/>
      <style:paragraph-properties style:writing-mode="lr-tb"/>
    </style:style>
    <style:style style:name="gr6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8cm" draw:marker-start-width="0.325cm" draw:marker-end-width="0.325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de59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none" fo:min-height="1.051cm"/>
      <style:paragraph-properties style:writing-mode="lr-tb"/>
    </style:style>
    <style:style style:name="gr11" style:family="graphic" style:parent-style-name="standard">
      <style:graphic-properties draw:stroke="none" draw:fill="none" fo:min-height="0.716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9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16" style:family="graphic" style:parent-style-name="standard">
      <style:graphic-properties draw:stroke="none" draw:fill="none" fo:min-height="0.576cm"/>
      <style:paragraph-properties style:writing-mode="lr-tb"/>
    </style:style>
    <style:style style:name="gr17" style:family="graphic" style:parent-style-name="standard">
      <style:graphic-properties draw:stroke="none" draw:fill="none" fo:min-height="1.892cm"/>
      <style:paragraph-properties style:writing-mode="lr-tb"/>
    </style:style>
    <style:style style:name="P1" style:family="paragraph">
      <loext:graphic-properties draw:fill="solid" draw:fill-color="#729fcf" draw:gradient-step-count="0" draw:opacity="1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margin-left="0cm" fo:margin-right="0cm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de59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6pt" fo:text-shadow="1pt 1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paragraph-properties style:writing-mode="lr-tb"/>
      <style:text-properties fo:text-shadow="1pt 1pt" fo:font-weight="bold" style:font-weight-asian="bold" style:font-weight-complex="bold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text-shadow="1pt 1pt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o Black" fo:text-shadow="1pt 1pt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40pt" fo:font-weight="bold" style:font-size-asian="40pt" style:font-size-complex="40pt"/>
    </style:style>
    <style:style style:name="T1" style:family="text">
      <style:text-properties fo:font-size="14pt" fo:text-shadow="1pt 1pt" fo:font-weight="bold" style:font-size-asian="14pt" style:font-weight-asian="bold" style:font-size-complex="14pt" style:font-weight-complex="bold"/>
    </style:style>
    <style:style style:name="T2" style:family="text">
      <style:text-properties style:text-position="-33% 58%" fo:font-size="14pt" fo:text-shadow="1pt 1pt" fo:font-weight="bold" style:font-size-asian="14pt" style:font-weight-asian="bold" style:font-size-complex="14pt" style:font-weight-complex="bold"/>
    </style:style>
    <style:style style:name="T3" style:family="text">
      <style:text-properties fo:font-size="15pt" fo:text-shadow="1pt 1pt" fo:font-weight="bold" style:font-size-asian="15pt" style:font-weight-asian="bold" style:font-size-complex="15pt" style:font-weight-complex="bold"/>
    </style:style>
    <style:style style:name="T4" style:family="text">
      <style:text-properties style:text-position="-33% 58%" fo:font-size="15pt" fo:text-shadow="1pt 1pt" fo:font-weight="bold" style:font-size-asian="15pt" style:font-weight-asian="bold" style:font-size-complex="15pt" style:font-weight-complex="bold"/>
    </style:style>
    <style:style style:name="T5" style:family="text">
      <style:text-properties style:font-name="Lato Black" fo:font-size="14pt" fo:text-shadow="1pt 1pt" style:font-size-asian="14pt" style:font-size-complex="14pt"/>
    </style:style>
    <style:style style:name="T6" style:family="text">
      <style:text-properties fo:font-size="22pt" fo:font-weight="bold" style:font-size-asian="22pt" style:font-size-complex="22pt"/>
    </style:style>
    <style:style style:name="T7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8" style:family="text">
      <style:text-properties style:text-position="-33% 58%" fo:font-size="12pt" fo:text-shadow="1pt 1pt" fo:font-weight="bold" style:font-size-asian="12pt" style:font-weight-asian="bold" style:font-size-complex="12pt" style:font-weight-complex="bold"/>
    </style:style>
    <style:style style:name="T9" style:family="text">
      <style:text-properties style:text-position="0% 100%" fo:font-size="12pt" fo:text-shadow="1pt 1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0" draw:id="id30" draw:layer="layout" svg:width="7.7cm" svg:height="12.2cm" svg:x="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4cm" svg:height="12.2cm" svg:x="1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cm" svg:height="12.2cm" svg:x="4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3" draw:id="id3">
          <draw:glue-point draw:id="4" svg:x="-4.828cm" svg:y="-2.346cm"/>
          <draw:glue-point draw:id="5" svg:x="-4.828cm" svg:y="2.296cm"/>
          <draw:custom-shape draw:style-name="gr4" draw:text-style-name="P2" draw:layer="layout" svg:width="2.966cm" svg:height="2.719cm" draw:transform="rotate (1.5707963267949) translate (12.016cm 5.96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3" draw:layer="layout" svg:width="0.928cm" svg:height="2.529cm" svg:x="12cm" svg:y="3.281cm">
            <draw:text-box>
              <text:p>+</text:p>
              <text:p/>
              <text:p>-</text:p>
            </draw:text-box>
          </draw:frame>
        </draw:g>
        <draw:connector draw:style-name="gr6" draw:text-style-name="P4" draw:layer="layout" draw:type="line" svg:x1="12.016cm" svg:y1="3.8cm" svg:x2="6.3cm" svg:y2="3.8cm" draw:end-shape="id1" svg:d="M12016 3800h-5716" svg:viewBox="0 0 5717 1">
          <text:p/>
        </draw:connector>
        <draw:connector draw:style-name="gr6" draw:text-style-name="P4" draw:layer="layout" draw:type="line" svg:x1="12cm" svg:y1="5.2cm" svg:x2="9.982cm" svg:y2="5.207cm" svg:d="M12000 5200l-2018 7" svg:viewBox="0 0 2019 8">
          <text:p/>
        </draw:connector>
        <draw:g xml:id="id1" draw:id="id1">
          <draw:line draw:style-name="gr7" draw:text-style-name="P5" draw:layer="layout" svg:x1="5cm" svg:y1="3.806cm" svg:x2="5.432cm" svg:y2="3.801cm">
            <text:p/>
          </draw:line>
          <draw:line draw:style-name="gr7" draw:text-style-name="P5" draw:layer="layout" svg:x1="5.44cm" svg:y1="4.6cm" svg:x2="5.431cm" svg:y2="3.007cm">
            <text:p/>
          </draw:line>
          <draw:line draw:style-name="gr7" draw:text-style-name="P5" draw:layer="layout" svg:x1="5.874cm" svg:y1="4.593cm" svg:x2="5.865cm" svg:y2="3cm">
            <text:p/>
          </draw:line>
          <draw:line draw:style-name="gr7" draw:text-style-name="P5" draw:layer="layout" svg:x1="5.868cm" svg:y1="3.796cm" svg:x2="6.3cm" svg:y2="3.791cm">
            <text:p/>
          </draw:line>
        </draw:g>
        <draw:connector draw:style-name="gr6" draw:text-style-name="P4" draw:layer="layout" draw:type="line" svg:x1="5.2cm" svg:y1="3.8cm" svg:x2="2.979cm" svg:y2="3.81cm" svg:d="M5200 3800l-2221 10" svg:viewBox="0 0 2222 11">
          <text:p/>
        </draw:connector>
        <draw:connector draw:style-name="gr6" draw:text-style-name="P5" draw:layer="layout" draw:type="line" svg:x1="7.689cm" svg:y1="7.911cm" svg:x2="7.687cm" svg:y2="3.793cm" svg:d="M7689 7911l-2-4118" svg:viewBox="0 0 3 4119">
          <text:p/>
        </draw:connector>
        <draw:connector draw:style-name="gr6" draw:text-style-name="P5" xml:id="id2" draw:id="id2" draw:layer="layout" draw:type="line" svg:x1="9.991cm" svg:y1="8.001cm" svg:x2="9.997cm" svg:y2="5.197cm" svg:d="M9991 8001l6-2804" svg:viewBox="0 0 7 2805">
          <text:p/>
        </draw:connector>
        <draw:connector draw:style-name="gr6" draw:text-style-name="P4" draw:layer="layout" draw:type="line" svg:x1="12.479cm" svg:y1="8cm" svg:x2="9.991cm" svg:y2="8.001cm" draw:end-shape="id2" draw:end-glue-point="2" svg:d="M12479 8000l-2488 1" svg:viewBox="0 0 2489 2">
          <text:p/>
        </draw:connector>
        <draw:connector draw:style-name="gr6" draw:text-style-name="P4" xml:id="id4" draw:id="id4" draw:layer="layout" draw:type="line" svg:x1="16.002cm" svg:y1="8.01cm" svg:x2="13.861cm" svg:y2="8cm" svg:d="M16002 8010l-2141-10" svg:viewBox="0 0 2142 11">
          <text:p/>
        </draw:connector>
        <draw:connector draw:style-name="gr6" draw:text-style-name="P4" draw:layer="layout" draw:type="line" svg:x1="18cm" svg:y1="4.487cm" svg:x2="14.736cm" svg:y2="4.483cm" draw:end-shape="id3" draw:end-glue-point="1" svg:d="M18000 4487l-3264-4" svg:viewBox="0 0 3265 5">
          <text:p/>
        </draw:connector>
        <draw:connector draw:style-name="gr6" draw:text-style-name="P5" draw:layer="layout" draw:type="line" svg:x1="16.002cm" svg:y1="8.01cm" svg:x2="16cm" svg:y2="4.5cm" draw:start-shape="id4" draw:start-glue-point="2" svg:d="M16002 8010l-2-3510" svg:viewBox="0 0 3 3511">
          <text:p/>
        </draw:connector>
        <draw:g>
          <draw:connector draw:style-name="gr8" draw:text-style-name="P4" xml:id="id5" draw:id="id5" draw:layer="layout" draw:type="line" svg:x1="18cm" svg:y1="4.508cm" svg:x2="18.099cm" svg:y2="4cm" svg:d="M18000 4508l99-508" svg:viewBox="0 0 100 509">
            <text:p/>
          </draw:connector>
          <draw:connector draw:style-name="gr8" draw:text-style-name="P4" xml:id="id6" draw:id="id6" draw:layer="layout" draw:type="line" svg:x1="18.099cm" svg:y1="4cm" svg:x2="18.342cm" svg:y2="5cm" draw:start-shape="id5" draw:start-glue-point="3" svg:d="M18099 4000l243 1000" svg:viewBox="0 0 244 1001">
            <text:p/>
          </draw:connector>
          <draw:connector draw:style-name="gr8" draw:text-style-name="P4" draw:layer="layout" draw:type="line" svg:x1="18.342cm" svg:y1="5cm" svg:x2="18.565cm" svg:y2="4.007cm" draw:start-shape="id6" draw:start-glue-point="3" svg:d="M18342 5000l223-993" svg:viewBox="0 0 224 994">
            <text:p/>
          </draw:connector>
          <draw:connector draw:style-name="gr8" draw:text-style-name="P4" xml:id="id7" draw:id="id7" draw:layer="layout" draw:type="line" svg:x1="18.565cm" svg:y1="4.007cm" svg:x2="18.788cm" svg:y2="4.992cm" svg:d="M18565 4007l223 985" svg:viewBox="0 0 224 986">
            <text:p/>
          </draw:connector>
          <draw:connector draw:style-name="gr8" draw:text-style-name="P4" xml:id="id8" draw:id="id8" draw:layer="layout" draw:type="line" svg:x1="18.788cm" svg:y1="4.992cm" svg:x2="19.006cm" svg:y2="4.014cm" draw:start-shape="id7" draw:start-glue-point="3" svg:d="M18788 4992l218-978" svg:viewBox="0 0 219 979">
            <text:p/>
          </draw:connector>
          <draw:connector draw:style-name="gr8" draw:text-style-name="P4" xml:id="id9" draw:id="id9" draw:layer="layout" draw:type="line" svg:x1="19.006cm" svg:y1="4.014cm" svg:x2="19.204cm" svg:y2="4.997cm" draw:start-shape="id8" draw:start-glue-point="3" svg:d="M19006 4014l198 983" svg:viewBox="0 0 199 984">
            <text:p/>
          </draw:connector>
          <draw:connector draw:style-name="gr8" draw:text-style-name="P4" draw:layer="layout" draw:type="line" svg:x1="19.204cm" svg:y1="4.997cm" svg:x2="19.382cm" svg:y2="4.499cm" draw:start-shape="id9" draw:start-glue-point="3" svg:d="M19204 4997l178-498" svg:viewBox="0 0 179 499">
            <text:p/>
          </draw:connector>
        </draw:g>
        <draw:connector draw:style-name="gr6" draw:text-style-name="P4" draw:layer="layout" draw:type="line" svg:x1="21.996cm" svg:y1="4.504cm" svg:x2="19.4cm" svg:y2="4.5cm" svg:d="M21996 4504l-2596-4" svg:viewBox="0 0 2597 5">
          <text:p/>
        </draw:connector>
        <draw:connector draw:style-name="gr6" draw:text-style-name="P5" draw:layer="layout" draw:type="line" svg:x1="22.002cm" svg:y1="8cm" svg:x2="21.998cm" svg:y2="4.49cm" draw:start-shape="id10" draw:start-glue-point="0" svg:d="M22002 8000l-4-3510" svg:viewBox="0 0 5 3511">
          <text:p/>
        </draw:connector>
        <draw:g xml:id="id10" draw:id="id10">
          <draw:line draw:style-name="gr7" draw:text-style-name="P5" draw:layer="layout" svg:x1="22cm" svg:y1="8cm" svg:x2="22.002cm" svg:y2="8.432cm">
            <text:p/>
          </draw:line>
          <draw:line draw:style-name="gr7" draw:text-style-name="P5" draw:layer="layout" svg:x1="21.204cm" svg:y1="8.434cm" svg:x2="22.797cm" svg:y2="8.436cm">
            <text:p/>
          </draw:line>
          <draw:line draw:style-name="gr7" draw:text-style-name="P5" draw:layer="layout" svg:x1="21.207cm" svg:y1="8.869cm" svg:x2="22.8cm" svg:y2="8.871cm">
            <text:p/>
          </draw:line>
          <draw:line draw:style-name="gr7" draw:text-style-name="P5" draw:layer="layout" svg:x1="22.005cm" svg:y1="8.868cm" svg:x2="22.007cm" svg:y2="9.3cm">
            <text:p/>
          </draw:line>
        </draw:g>
        <draw:connector draw:style-name="gr6" draw:text-style-name="P5" draw:layer="layout" draw:type="line" svg:x1="9.991cm" svg:y1="9.997cm" svg:x2="10cm" svg:y2="7.996cm" svg:d="M9991 9997l9-2001" svg:viewBox="0 0 10 2002">
          <text:p/>
        </draw:connector>
        <draw:connector draw:style-name="gr6" draw:text-style-name="P5" draw:layer="layout" draw:type="line" svg:x1="10.003cm" svg:y1="13.458cm" svg:x2="10cm" svg:y2="11.4cm" draw:end-shape="id11" draw:end-glue-point="2" svg:d="M10003 13458l-3-2058" svg:viewBox="0 0 4 2059">
          <text:p/>
        </draw:connector>
        <draw:connector draw:style-name="gr6" draw:text-style-name="P5" draw:layer="layout" draw:type="line" svg:x1="7.726cm" svg:y1="12.7cm" svg:x2="7.7cm" svg:y2="9.3cm" draw:start-shape="id12" draw:start-glue-point="3" draw:end-shape="id13" draw:end-glue-point="2" svg:d="M7726 12700l-26-3400" svg:viewBox="0 0 27 3401">
          <text:p/>
        </draw:connector>
        <draw:connector draw:style-name="gr6" draw:text-style-name="P4" xml:id="id12" draw:id="id12" draw:layer="layout" draw:type="line" svg:x1="22cm" svg:y1="12.7cm" svg:x2="7.726cm" svg:y2="12.7cm" svg:d="M22000 12700h-14274" svg:viewBox="0 0 14275 1">
          <text:p/>
        </draw:connector>
        <draw:connector draw:style-name="gr6" draw:text-style-name="P6" draw:layer="layout" draw:type="line" svg:x1="22cm" svg:y1="12.7cm" svg:x2="22.001cm" svg:y2="10.8cm" draw:start-shape="id12" draw:start-glue-point="2" svg:d="M22000 12700l1-1900" svg:viewBox="0 0 2 1901">
          <text:p/>
        </draw:connector>
        <draw:g>
          <draw:connector draw:style-name="gr6" draw:text-style-name="P5" draw:layer="layout" draw:type="line" svg:x1="9.6cm" svg:y1="13.434cm" svg:x2="10.453cm" svg:y2="13.436cm" svg:d="M9600 13434l853 2" svg:viewBox="0 0 854 3">
            <text:p/>
          </draw:connector>
          <draw:connector draw:style-name="gr6" draw:text-style-name="P5" draw:layer="layout" draw:type="line" svg:x1="9.772cm" svg:y1="13.536cm" svg:x2="10.232cm" svg:y2="13.537cm" svg:d="M9772 13536l460 1" svg:viewBox="0 0 461 2">
            <text:p/>
          </draw:connector>
          <draw:connector draw:style-name="gr6" draw:text-style-name="P5" draw:layer="layout" draw:type="line" svg:x1="9.872cm" svg:y1="13.639cm" svg:x2="10.124cm" svg:y2="13.638cm" svg:d="M9872 13639l252-1" svg:viewBox="0 0 253 2">
            <text:p/>
          </draw:connector>
        </draw:g>
        <draw:connector draw:style-name="gr6" draw:text-style-name="P6" draw:layer="layout" draw:type="line" svg:x1="22.001cm" svg:y1="10.9cm" svg:x2="22.002cm" svg:y2="9.3cm" draw:end-shape="id10" draw:end-glue-point="2" svg:d="M22001 10900l1-1600" svg:viewBox="0 0 2 1601">
          <text:p/>
        </draw:connector>
        <draw:g>
          <draw:connector draw:style-name="gr8" draw:text-style-name="P4" xml:id="id14" draw:id="id14" draw:layer="layout" draw:type="line" svg:x1="12.518cm" svg:y1="8.008cm" svg:x2="12.617cm" svg:y2="7.5cm" svg:d="M12518 8008l99-508" svg:viewBox="0 0 100 509">
            <text:p/>
          </draw:connector>
          <draw:connector draw:style-name="gr8" draw:text-style-name="P4" xml:id="id15" draw:id="id15" draw:layer="layout" draw:type="line" svg:x1="12.617cm" svg:y1="7.5cm" svg:x2="12.86cm" svg:y2="8.5cm" draw:start-shape="id14" draw:start-glue-point="3" svg:d="M12617 7500l243 1000" svg:viewBox="0 0 244 1001">
            <text:p/>
          </draw:connector>
          <draw:connector draw:style-name="gr8" draw:text-style-name="P4" draw:layer="layout" draw:type="line" svg:x1="12.86cm" svg:y1="8.5cm" svg:x2="13.083cm" svg:y2="7.507cm" draw:start-shape="id15" draw:start-glue-point="3" svg:d="M12860 8500l223-993" svg:viewBox="0 0 224 994">
            <text:p/>
          </draw:connector>
          <draw:connector draw:style-name="gr8" draw:text-style-name="P4" xml:id="id16" draw:id="id16" draw:layer="layout" draw:type="line" svg:x1="13.083cm" svg:y1="7.507cm" svg:x2="13.306cm" svg:y2="8.492cm" svg:d="M13083 7507l223 985" svg:viewBox="0 0 224 986">
            <text:p/>
          </draw:connector>
          <draw:connector draw:style-name="gr8" draw:text-style-name="P4" xml:id="id17" draw:id="id17" draw:layer="layout" draw:type="line" svg:x1="13.306cm" svg:y1="8.492cm" svg:x2="13.524cm" svg:y2="7.514cm" draw:start-shape="id16" draw:start-glue-point="3" svg:d="M13306 8492l218-978" svg:viewBox="0 0 219 979">
            <text:p/>
          </draw:connector>
          <draw:connector draw:style-name="gr8" draw:text-style-name="P4" xml:id="id18" draw:id="id18" draw:layer="layout" draw:type="line" svg:x1="13.524cm" svg:y1="7.514cm" svg:x2="13.722cm" svg:y2="8.497cm" draw:start-shape="id17" draw:start-glue-point="3" svg:d="M13524 7514l198 983" svg:viewBox="0 0 199 984">
            <text:p/>
          </draw:connector>
          <draw:connector draw:style-name="gr8" draw:text-style-name="P4" draw:layer="layout" draw:type="line" svg:x1="13.722cm" svg:y1="8.497cm" svg:x2="13.9cm" svg:y2="7.999cm" draw:start-shape="id18" draw:start-glue-point="3" svg:d="M13722 8497l178-498" svg:viewBox="0 0 179 499">
            <text:p/>
          </draw:connector>
        </draw:g>
        <draw:g xml:id="id11" draw:id="id11">
          <draw:connector draw:style-name="gr8" draw:text-style-name="P4" xml:id="id19" draw:id="id19" draw:layer="layout" draw:type="line" svg:x1="9.99cm" svg:y1="10.018cm" svg:x2="10.5cm" svg:y2="10.11cm" svg:d="M9990 10018l510 92" svg:viewBox="0 0 511 93">
            <text:p/>
          </draw:connector>
          <draw:connector draw:style-name="gr8" draw:text-style-name="P4" xml:id="id20" draw:id="id20" draw:layer="layout" draw:type="line" svg:x1="10.5cm" svg:y1="10.11cm" svg:x2="9.5cm" svg:y2="10.367cm" draw:start-shape="id19" draw:start-glue-point="3" svg:d="M10500 10110l-1000 257" svg:viewBox="0 0 1001 258">
            <text:p/>
          </draw:connector>
          <draw:connector draw:style-name="gr8" draw:text-style-name="P4" draw:layer="layout" draw:type="line" svg:x1="9.5cm" svg:y1="10.367cm" svg:x2="10.497cm" svg:y2="10.577cm" draw:start-shape="id20" draw:start-glue-point="3" svg:d="M9500 10367l997 210" svg:viewBox="0 0 998 211">
            <text:p/>
          </draw:connector>
          <draw:connector draw:style-name="gr8" draw:text-style-name="P4" xml:id="id21" draw:id="id21" draw:layer="layout" draw:type="line" svg:x1="10.497cm" svg:y1="10.577cm" svg:x2="9.513cm" svg:y2="10.812cm" svg:d="M10497 10577l-984 235" svg:viewBox="0 0 985 236">
            <text:p/>
          </draw:connector>
          <draw:connector draw:style-name="gr8" draw:text-style-name="P4" xml:id="id22" draw:id="id22" draw:layer="layout" draw:type="line" svg:x1="9.513cm" svg:y1="10.812cm" svg:x2="10.495cm" svg:y2="11.018cm" draw:start-shape="id21" draw:start-glue-point="3" svg:d="M9513 10812l982 206" svg:viewBox="0 0 983 207">
            <text:p/>
          </draw:connector>
          <draw:connector draw:style-name="gr8" draw:text-style-name="P4" xml:id="id23" draw:id="id23" draw:layer="layout" draw:type="line" svg:x1="10.495cm" svg:y1="11.018cm" svg:x2="9.511cm" svg:y2="11.229cm" draw:start-shape="id22" draw:start-glue-point="3" svg:d="M10495 11018l-984 211" svg:viewBox="0 0 985 212">
            <text:p/>
          </draw:connector>
          <draw:connector draw:style-name="gr8" draw:text-style-name="P4" draw:layer="layout" draw:type="line" svg:x1="9.511cm" svg:y1="11.229cm" svg:x2="10.012cm" svg:y2="11.4cm" draw:start-shape="id23" draw:start-glue-point="3" svg:d="M9511 11229l501 171" svg:viewBox="0 0 502 172">
            <text:p/>
          </draw:connector>
        </draw:g>
        <draw:g xml:id="id13" draw:id="id13">
          <draw:connector draw:style-name="gr8" draw:text-style-name="P4" xml:id="id24" draw:id="id24" draw:layer="layout" draw:type="line" svg:x1="7.69cm" svg:y1="7.918cm" svg:x2="8.2cm" svg:y2="8.01cm" svg:d="M7690 7918l510 92" svg:viewBox="0 0 511 93">
            <text:p/>
          </draw:connector>
          <draw:connector draw:style-name="gr8" draw:text-style-name="P4" xml:id="id25" draw:id="id25" draw:layer="layout" draw:type="line" svg:x1="8.2cm" svg:y1="8.01cm" svg:x2="7.2cm" svg:y2="8.267cm" draw:start-shape="id24" draw:start-glue-point="3" svg:d="M8200 8010l-1000 257" svg:viewBox="0 0 1001 258">
            <text:p/>
          </draw:connector>
          <draw:connector draw:style-name="gr8" draw:text-style-name="P4" draw:layer="layout" draw:type="line" svg:x1="7.2cm" svg:y1="8.267cm" svg:x2="8.197cm" svg:y2="8.477cm" draw:start-shape="id25" draw:start-glue-point="3" svg:d="M7200 8267l997 210" svg:viewBox="0 0 998 211">
            <text:p/>
          </draw:connector>
          <draw:connector draw:style-name="gr8" draw:text-style-name="P4" xml:id="id26" draw:id="id26" draw:layer="layout" draw:type="line" svg:x1="8.197cm" svg:y1="8.477cm" svg:x2="7.213cm" svg:y2="8.712cm" svg:d="M8197 8477l-984 235" svg:viewBox="0 0 985 236">
            <text:p/>
          </draw:connector>
          <draw:connector draw:style-name="gr8" draw:text-style-name="P4" xml:id="id27" draw:id="id27" draw:layer="layout" draw:type="line" svg:x1="7.213cm" svg:y1="8.712cm" svg:x2="8.195cm" svg:y2="8.918cm" draw:start-shape="id26" draw:start-glue-point="3" svg:d="M7213 8712l982 206" svg:viewBox="0 0 983 207">
            <text:p/>
          </draw:connector>
          <draw:connector draw:style-name="gr8" draw:text-style-name="P4" xml:id="id28" draw:id="id28" draw:layer="layout" draw:type="line" svg:x1="8.195cm" svg:y1="8.918cm" svg:x2="7.211cm" svg:y2="9.129cm" draw:start-shape="id27" draw:start-glue-point="3" svg:d="M8195 8918l-984 211" svg:viewBox="0 0 985 212">
            <text:p/>
          </draw:connector>
          <draw:connector draw:style-name="gr8" draw:text-style-name="P4" draw:layer="layout" draw:type="line" svg:x1="7.211cm" svg:y1="9.129cm" svg:x2="7.712cm" svg:y2="9.3cm" draw:start-shape="id28" draw:start-glue-point="3" svg:d="M7211 9129l501 171" svg:viewBox="0 0 502 172">
            <text:p/>
          </draw:connector>
        </draw:g>
        <draw:custom-shape draw:style-name="gr9" draw:text-style-name="P7" draw:layer="layout" svg:width="0.2cm" svg:height="0.2cm" svg:x="2.9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4.9cm" svg:y1="4.5cm" svg:x2="21.038cm" svg:y2="4.5cm" draw:start-shape="id29" draw:start-glue-point="6" svg:d="M24900 4500h-3862" svg:viewBox="0 0 3863 1">
          <text:p/>
        </draw:connector>
        <draw:custom-shape draw:style-name="gr9" draw:text-style-name="P7" xml:id="id29" draw:id="id29" draw:layer="layout" svg:width="0.2cm" svg:height="0.2cm" svg:x="24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3cm" svg:height="1.301cm" svg:x="24.5cm" svg:y="8.2cm">
          <draw:text-box>
            <text:p text:style-name="P8"><text:span text:style-name="T1">V</text:span><text:span text:style-name="T2">out</text:span></text:p>
          </draw:text-box>
        </draw:frame>
        <draw:frame draw:style-name="gr11" draw:text-style-name="P10" draw:layer="layout" svg:width="1.34cm" svg:height="0.966cm" svg:x="18.2cm" svg:y="5.1cm">
          <draw:text-box>
            <text:p text:style-name="P8"><text:span text:style-name="T3">R</text:span><text:span text:style-name="T4">2</text:span></text:p>
          </draw:text-box>
        </draw:frame>
        <draw:frame draw:style-name="gr11" draw:text-style-name="P10" draw:layer="layout" svg:width="1.34cm" svg:height="0.966cm" svg:x="12.6cm" svg:y="8.534cm">
          <draw:text-box>
            <text:p text:style-name="P8"><text:span text:style-name="T3">R</text:span><text:span text:style-name="T4">3</text:span></text:p>
          </draw:text-box>
        </draw:frame>
        <draw:frame draw:style-name="gr11" draw:text-style-name="P10" draw:layer="layout" svg:width="1.34cm" svg:height="0.966cm" svg:x="10.66cm" svg:y="10.234cm">
          <draw:text-box>
            <text:p text:style-name="P8"><text:span text:style-name="T3">R</text:span><text:span text:style-name="T4">4</text:span></text:p>
          </draw:text-box>
        </draw:frame>
        <draw:frame draw:style-name="gr11" draw:text-style-name="P10" draw:layer="layout" svg:width="1.34cm" svg:height="0.966cm" svg:x="6.1cm" svg:y="8cm">
          <draw:text-box>
            <text:p text:style-name="P8"><text:span text:style-name="T3">R</text:span><text:span text:style-name="T4">1</text:span></text:p>
          </draw:text-box>
        </draw:frame>
        <draw:frame draw:style-name="gr11" draw:text-style-name="P11" draw:layer="layout" svg:width="1.34cm" svg:height="0.966cm" svg:x="5.16cm" svg:y="4.634cm">
          <draw:text-box>
            <text:p text:style-name="P8"><text:span text:style-name="T3">C</text:span><text:span text:style-name="T4">1</text:span></text:p>
          </draw:text-box>
        </draw:frame>
        <draw:frame draw:style-name="gr11" draw:text-style-name="P10" draw:layer="layout" svg:width="1.34cm" svg:height="0.966cm" svg:x="20.06cm" svg:y="8.2cm">
          <draw:text-box>
            <text:p text:style-name="P8"><text:span text:style-name="T3">C</text:span><text:span text:style-name="T4">2</text:span></text:p>
          </draw:text-box>
        </draw:frame>
        <draw:frame draw:style-name="gr12" draw:text-style-name="P13" draw:layer="layout" svg:width="3.2cm" svg:height="1.241cm" svg:x="5cm" svg:y="1.2cm">
          <draw:text-box>
            <text:p text:style-name="P12"><text:span text:style-name="T5">High Pass Filter Stage</text:span></text:p>
          </draw:text-box>
        </draw:frame>
        <draw:frame draw:style-name="gr13" draw:text-style-name="P13" draw:layer="layout" svg:width="4.2cm" svg:height="1.241cm" svg:x="10.9cm" svg:y="1.1cm">
          <draw:text-box>
            <text:p text:style-name="P12"><text:span text:style-name="T5">Amplification</text:span></text:p>
          </draw:text-box>
        </draw:frame>
        <draw:frame draw:style-name="gr14" draw:text-style-name="P13" draw:layer="layout" svg:width="3.2cm" svg:height="1.241cm" svg:x="18.7cm" svg:y="1.059cm">
          <draw:text-box>
            <text:p text:style-name="P12"><text:span text:style-name="T5">Low Pass Filter Stage</text:span></text:p>
          </draw:text-box>
        </draw:frame>
        <draw:connector draw:style-name="gr6" draw:text-style-name="P4" draw:layer="layout" draw:type="line" svg:x1="8.021cm" svg:y1="12.7cm" svg:x2="3.011cm" svg:y2="12.723cm" svg:d="M8021 12700l-5010 23" svg:viewBox="0 0 5011 24">
          <text:p/>
        </draw:connector>
        <draw:connector draw:style-name="gr6" draw:text-style-name="P4" draw:layer="layout" draw:type="line" svg:x1="24.988cm" svg:y1="12.7cm" svg:x2="22cm" svg:y2="12.7cm" draw:end-shape="id12" draw:end-glue-point="2" svg:d="M24988 12700h-2988" svg:viewBox="0 0 2989 1">
          <text:p/>
        </draw:connector>
        <draw:frame draw:style-name="gr15" draw:text-style-name="P14" draw:layer="layout" svg:width="1.998cm" svg:height="1.119cm" draw:transform="rotate (-0.0012217304763962) translate (24.002cm 5.479cm)">
          <draw:text-box>
            <text:p text:style-name="P2"><text:span text:style-name="T6">+</text:span></text:p>
          </draw:text-box>
        </draw:frame>
        <draw:frame draw:style-name="gr15" draw:text-style-name="P14" draw:layer="layout" svg:width="1.998cm" svg:height="1.119cm" draw:transform="rotate (-0.0012217304763962) translate (24.001cm 10.379cm)">
          <draw:text-box>
            <text:p text:style-name="P2"><text:span text:style-name="T6">-</text:span></text:p>
          </draw:text-box>
        </draw:frame>
        <draw:custom-shape draw:style-name="gr9" draw:text-style-name="P7" draw:layer="layout" svg:width="0.2cm" svg:height="0.2cm" svg:x="24.9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3cm" svg:height="1.301cm" svg:x="24.5cm" svg:y="8.202cm">
          <draw:text-box>
            <text:p text:style-name="P8"><text:span text:style-name="T1">V</text:span><text:span text:style-name="T2">out</text:span></text:p>
          </draw:text-box>
        </draw:frame>
        <draw:frame draw:style-name="gr15" draw:text-style-name="P14" draw:layer="layout" svg:width="1.998cm" svg:height="1.119cm" draw:transform="rotate (-0.0012217304763962) translate (24.002cm 5.481cm)">
          <draw:text-box>
            <text:p text:style-name="P2"><text:span text:style-name="T6">+</text:span></text:p>
          </draw:text-box>
        </draw:frame>
        <draw:frame draw:style-name="gr15" draw:text-style-name="P14" draw:layer="layout" svg:width="1.998cm" svg:height="1.119cm" draw:transform="rotate (-0.0012217304763962) translate (24.001cm 10.381cm)">
          <draw:text-box>
            <text:p text:style-name="P2"><text:span text:style-name="T6">-</text:span></text:p>
          </draw:text-box>
        </draw:frame>
        <draw:custom-shape draw:style-name="gr9" draw:text-style-name="P7" draw:layer="layout" svg:width="0.2cm" svg:height="0.2cm" svg:x="24.9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4" draw:layer="layout" svg:width="1.998cm" svg:height="1.119cm" draw:transform="rotate (-0.0012217304763962) translate (2.002cm 5.477cm)">
          <draw:text-box>
            <text:p text:style-name="P2"><text:span text:style-name="T6">+</text:span></text:p>
          </draw:text-box>
        </draw:frame>
        <draw:frame draw:style-name="gr15" draw:text-style-name="P14" draw:layer="layout" svg:width="1.998cm" svg:height="1.119cm" draw:transform="rotate (-0.0012217304763962) translate (2.001cm 10.377cm)">
          <draw:text-box>
            <text:p text:style-name="P2"><text:span text:style-name="T6">-</text:span></text:p>
          </draw:text-box>
        </draw:frame>
        <draw:custom-shape draw:style-name="gr9" draw:text-style-name="P7" draw:layer="layout" svg:width="0.2cm" svg:height="0.2cm" svg:x="2.9cm" svg:y="12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1.3cm" svg:height="1.301cm" svg:x="2.4cm" svg:y="8.2cm">
          <draw:text-box>
            <text:p text:style-name="P8"><text:span text:style-name="T1">V</text:span><text:span text:style-name="T2">in</text:span></text:p>
          </draw:text-box>
        </draw:frame>
        <draw:frame draw:style-name="gr15" draw:text-style-name="P14" draw:layer="layout" svg:width="1.998cm" svg:height="1.119cm" draw:transform="rotate (-0.0012217304763962) translate (2.002cm 5.479cm)">
          <draw:text-box>
            <text:p text:style-name="P2"><text:span text:style-name="T6">+</text:span></text:p>
          </draw:text-box>
        </draw:frame>
        <draw:frame draw:style-name="gr15" draw:text-style-name="P14" draw:layer="layout" svg:width="1.998cm" svg:height="1.119cm" draw:transform="rotate (-0.0012217304763962) translate (2.001cm 10.379cm)">
          <draw:text-box>
            <text:p text:style-name="P2"><text:span text:style-name="T6">-</text:span></text:p>
          </draw:text-box>
        </draw:frame>
        <draw:custom-shape draw:style-name="gr9" draw:text-style-name="P7" draw:layer="layout" svg:width="0.2cm" svg:height="0.2cm" svg:x="2.9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12.85cm" svg:y1="1cm" svg:x2="12.85cm" svg:y2="1cm" draw:start-shape="id30" draw:end-shape="id30" svg:d="M12850 1000z" svg:viewBox="0 0 1 1">
          <text:p/>
        </draw:connector>
        <draw:connector draw:style-name="gr6" draw:text-style-name="P5" draw:layer="layout" draw:type="line" svg:x1="13.017cm" svg:y1="6.105cm" svg:x2="13cm" svg:y2="5.4cm" svg:d="M13017 6105l-17-705" svg:viewBox="0 0 18 706">
          <text:p/>
        </draw:connector>
        <draw:frame draw:style-name="gr16" draw:text-style-name="P11" draw:layer="layout" svg:width="2.6cm" svg:height="0.826cm" svg:x="12.5cm" svg:y="2.1cm">
          <draw:text-box>
            <text:p text:style-name="P8"><text:span text:style-name="T7">V</text:span><text:span text:style-name="T8">cc </text:span><text:span text:style-name="T9">= 10V</text:span></text:p>
          </draw:text-box>
        </draw:frame>
        <draw:frame draw:style-name="gr17" draw:text-style-name="P11" draw:layer="layout" svg:width="2.6cm" svg:height="2.142cm" svg:x="12.7cm" svg:y="6.058cm">
          <draw:text-box>
            <text:p text:style-name="P8"><text:span text:style-name="T7">V</text:span><text:span text:style-name="T8">ee </text:span><text:span text:style-name="T9">= -10V</text:span></text:p>
          </draw:text-box>
        </draw:frame>
        <draw:connector draw:style-name="gr6" draw:text-style-name="P5" draw:layer="layout" draw:type="line" svg:x1="13cm" svg:y1="3.505cm" svg:x2="12.983cm" svg:y2="2.8cm" svg:d="M13000 3505l-17-705" svg:viewBox="0 0 18 70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ato Black" svg:font-family="'Lato Black'" style:font-pitch="variable"/>
    <style:font-face style:name="Liberation Sans" svg:font-family="'Liberation Sans'" style:font-pitch="variable"/>
    <style:font-face style:name="AR PL SungtiL GB" svg:font-family="'AR PL SungtiL GB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6T20:28:50.947158645</dc:date>
    <meta:editing-duration>PT2H51M35S</meta:editing-duration>
    <meta:editing-cycles>22</meta:editing-cycles>
    <meta:generator>LibreOffice/6.4.7.2$Linux_X86_64 LibreOffice_project/40$Build-2</meta:generator>
    <meta:document-statistic meta:object-count="103"/>
  </office:meta>
</office:document-meta>
</file>